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WWNum1001"/>
    <style:style style:name="P2" style:family="paragraph" style:parent-style-name="Standard" style:list-style-name="WWNum1002"/>
    <style:style style:name="P3" style:family="paragraph" style:parent-style-name="Standard" style:list-style-name="WWNum1003"/>
    <style:style style:name="P4" style:family="paragraph" style:parent-style-name="Standard" style:list-style-name="WWNum1004"/>
    <style:style style:name="P5" style:family="paragraph" style:parent-style-name="Standard" style:list-style-name="WWNum1005"/>
    <style:style style:name="P6" style:family="paragraph" style:parent-style-name="Text_20_body">
      <style:text-properties officeooo:paragraph-rsid="0014a296"/>
    </style:style>
    <style:style style:name="P7" style:family="paragraph" style:parent-style-name="Text_20_body" style:list-style-name="L4">
      <style:text-properties officeooo:paragraph-rsid="0014a296"/>
    </style:style>
    <style:style style:name="P8" style:family="paragraph" style:parent-style-name="First_20_Paragraph" style:list-style-name="L3">
      <style:text-properties officeooo:paragraph-rsid="0014a296"/>
    </style:style>
    <style:style style:name="P9" style:family="paragraph" style:parent-style-name="First_20_Paragraph">
      <style:text-properties officeooo:paragraph-rsid="0014a296"/>
    </style:style>
    <style:style style:name="P10" style:family="paragraph" style:parent-style-name="First_20_Paragraph" style:list-style-name="L4">
      <style:text-properties officeooo:paragraph-rsid="0014a296"/>
    </style:style>
    <style:style style:name="P11" style:family="paragraph" style:parent-style-name="Heading_20_1">
      <style:text-properties officeooo:paragraph-rsid="0014a296"/>
    </style:style>
    <style:style style:name="P12" style:family="paragraph" style:parent-style-name="Heading_20_2">
      <style:text-properties fo:font-size="14pt" style:font-size-asian="14pt" style:font-size-complex="14pt"/>
    </style:style>
    <style:style style:name="P13" style:family="paragraph" style:parent-style-name="Heading_20_2" style:master-page-name="Standard">
      <style:paragraph-properties style:page-number="auto"/>
      <style:text-properties fo:font-size="14pt" style:font-size-asian="14pt" style:font-size-complex="14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officeooo:rsid="0014a296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><text:bookmark text:name="m.-en-c.-maria-dolores-sanchez-soler"/>M. en C. María Dolores Sánchez Soler</text:h>
      <text:h text:style-name="P12" text:outline-level="2"><text:bookmark text:name="secretaria-tecnica-del-consejo-nacional-de-posgrado"/>Secretaria Técnica del Consejo Nacional de Posgrado</text:h>
      <text:h text:style-name="P12" text:outline-level="2"><text:bookmark text:name="directora-adjunta-de-posgrados-y-becas"/>Directora Adjunta de Posgrados y Becas</text:h>
      <text:p text:style-name="First_20_Paragraph">Presente<text:line-break/>ASUNTO: Respuesta y consideraciones con respecto a la evaluación de pares hecha al Programa de Doctorado en Ciencias en Biología Integrativa (003649) del Centro de Investigación y de Estudios Avanzados del I.P.N.</text:p>
      <text:p text:style-name="Text_20_body"/>
      <text:p text:style-name="Text_20_body">Estimada M. en C. María Dolores Sánchez Soler,</text:p>
      <text:p text:style-name="Text_20_body"/>
      <text:p text:style-name="P6">Respecto a la situación de Condicionamiento del programa de DOCTORADO EN CIENCIAS EN BIOLOGÍA INTEGRATIVA que usted coordina, le comento que el CNP nos solicita por escrito los avances y la fecha en que la estudiante Nelly Sélem Mojica podrá tener el grado. <text:span text:style-name="T4">Por este medio hacemos llegar la </text:span>información.</text:p>
      <text:h text:style-name="P11" text:outline-level="1">Requisitos Cubiertos:</text:h>
      <text:list xml:id="list7127122810894831808" text:style-name="L3">
        <text:list-item>
          <text:p text:style-name="P8">Todos los créditos del programa.</text:p>
        </text:list-item>
        <text:list-item>
          <text:p text:style-name="P8">Estancia académica internacional: 1.5 meses Wageningen UR con Marnix Medema.</text:p>
        </text:list-item>
        <text:list-item>
          <text:p text:style-name="P8">Congreso internacional: ISBA, Jeju Corea 2017. Premio al mejor poster (Microbiology Society).</text:p>
        </text:list-item>
        <text:list-item>
          <text:p text:style-name="P8">Trabajo de divulgacion: UNAM taller del genoma bacteriano 50 hrs</text:p>
        </text:list-item>
        <text:list-item>
          <text:p text:style-name="P8">Colaboraciones: Artículos publicados:3, artículos sometidos:2, artículos en borrador:4, agradecimientos:5.</text:p>
        </text:list-item>
      </text:list>
      <text:h text:style-name="Heading_20_1" text:outline-level="1"><text:bookmark text:name="requisitos-faltantes"/><text:soft-page-break/>Requisitos faltantes:</text:h>
      <text:p text:style-name="P9">Para concluir el programa de posgrado se requiere la publicación de un artículo <text:span text:style-name="T4">así como de</text:span> la entrega y revisión de tesis, para ello se propone el siguiente calendario:</text:p>
      <text:list xml:id="list6363422933212573290" text:style-name="L4">
        <text:list-item>
          <text:p text:style-name="P10">2 artículos sometidos de primer autor en abril de 2018.</text:p>
        </text:list-item>
        <text:list-item>
          <text:p text:style-name="P10">Entrega del primer borrador de tesis mayo 2018.</text:p>
        </text:list-item>
        <text:list-item>
          <text:p text:style-name="P10">Entrega de la primera revisión de tesis junio 2018.</text:p>
        </text:list-item>
        <text:list-item>
          <text:p text:style-name="P10">Obtención de grado julio 2018.</text:p>
          <text:p text:style-name="P7"/>
        </text:list-item>
      </text:list>
      <text:p text:style-name="P9">La tesis constará de cinco capítulos soportados por los siguientes trabajos:</text:p>
      <text:p text:style-name="P9">- Introducción: Una introducción a mi trabajo citado en las revisiones: Briefings in bioinformatics 2017(<text:a xlink:type="simple" xlink:href="https://doi.org/10.1093/bib/bbx146">https://doi.org/10.1093/bib/bbx146</text:a>) y Nature chemical Biology 2015 (<text:a xlink:type="simple" xlink:href="doi:10.1038/nchembio.1884">doi:10.1038/nchembio.1884</text:a>)</text:p>
      <text:p text:style-name="P9">- Capítulo uno: El trabajo de el artículo sometido <text:span text:style-name="T1">The cycad coralloid root contains a diverse endophytic bacterial community with novel biosynthetic gene clusters unique to its microbiome.</text:span> donde soy coautora.</text:p>
      <text:p text:style-name="P9">- Capítulo 2: El trabajo de dos artículos, el primero donde soy coautorapublicado en Genome Biol Evol. 2016 y el segundo <text:span text:style-name="T1">EvoMining 2.0: A customizable computational pipeline for evolutionary reconstructions during genome mining.</text:span> propuesto como el primero de mis artículos como primer autor.</text:p>
      <text:p text:style-name="P9">- Capitulo 3 El trabajo de dos artículos el primero donde soy coautora <text:span text:style-name="T1">Actinobacteria phylogenomics, selective isolation from an iron oligotrophic environment and siderophore functional characterization, unveil novel desferrioxamine molecular ecological and functional traits</text:span> publicado en FEMS Microbiology Ecology 2017 y el segundo será el segundo de mis artículos como primer autor <text:s/><text:span text:style-name="T2">A computational framework for rapid exploration and classification of biosynthetic diversity from large-scale genomic and metabolomic data</text:span><text:span text:style-name="T1">.</text:span></text:p>
      <text:p text:style-name="P9"><text:soft-page-break/><text:span text:style-name="T1">- capítulo 4: </text:span><text:span text:style-name="T5">Artículo en borrador</text:span><text:span text:style-name="T1"> </text:span><text:span text:style-name="T2">Evolution of multi-functionality imposes strong canalization of evolutionary trajectories and limits Darwinian evolution.</text:span></text:p>
      <text:p text:style-name="Text_20_body">Atentamente,</text:p>
      <text:p text:style-name="Text_20_body">Dra. Laila Pamela Partida Martínez Coordinadora Académica Programa de Posgrado en Biología Integrativa <text:a xlink:type="simple" xlink:href="mailto:laila.partida@cinvestav.mx">laila.partida@cinvestav.mx</text:a></text:p>
      <text:p text:style-name="Text_20_body">Más información sobre el contenido de la tesis, publicaciones, congresos y cursos se adjunta en el Anexo.</text:p>
      <text:h text:style-name="Heading_20_1" text:outline-level="1"><text:bookmark text:name="anexo"/>ANEXO</text:h>
      <text:h text:style-name="Heading_20_2" text:outline-level="2"><text:bookmark text:name="articulos-propuestos-de-primer-autor"/>Artículos propuestos de primer autor:</text:h>
      <text:list xml:id="list1971548416852994003" text:style-name="WWNum1001">
        <text:list-item>
          <text:p text:style-name="P1">EvoMining 2.0: A customizable computational pipeline for evolutionary reconstructions during genome mining. Nelly Selem-Mojica, Pablo Cruz-Morales, Christian Eduardo, ..., and Francisco Barona-Gómez<text:line-break/><text:a xlink:type="simple" xlink:href="https://github.com/nselem/EvoMining/wiki">https://github.com/nselem/EvoMining/wiki</text:a></text:p>
        </text:list-item>
        <text:list-item>
          <text:p text:style-name="P1">A computational framework for rapid exploration and classification of biosynthetic diversity from large-scale genomic and metabolomic data by Jorge Navaro &amp; Sélem-Mojica Nelly, Cruz-Morales Pablo, Satria A. Kautsar, Neil L. Kelleher, William W. Metcalf, Marnix Medema and Barona-Gomez Francisco<text:line-break/><text:a xlink:type="simple" xlink:href="https://github.com/nselem/EvoDivMet/wiki">https://github.com/nselem/EvoDivMet/wiki</text:a> <text:a xlink:type="simple" xlink:href="https://docs.google.com/document/d/10lcpxyZ7kYx_rQFy8ECseRL6obDmnWn8mPm2rFQ-6CU/edit?usp=sharing">https://docs.google.com/document/d/10lcpxyZ7kYx_rQFy8ECseRL6obDmnWn8mPm2rFQ-6CU/edit?usp=sharing</text:a></text:p>
        </text:list-item>
      </text:list>
      <text:h text:style-name="Heading_20_3" text:outline-level="3"><text:bookmark text:name="talleres-y-congresos-en-los-que-se-ha-participado"/>Talleres y congresos en los que se ha participado:</text:h>
      <text:p text:style-name="First_20_Paragraph">2018 Ponente en Software tools for mathematics. Morelia, Michoacán.<text:line-break/>2017 Ponente de BIRS en la Casa Matemática de Oaxaca en el taller: Challenges and Synergies in the Analysis of Large-Scale Population-Based Biomedical Data.<text:line-break/>2017 Curso de Genómica microbiana de Asociación Mexicana de Microbiología (Ayudante)<text:line-break/>2017 Software carpentry Certificación de instructor.<text:line-break/>2017 Nebula guanajuato colabora. Proyecto MicroZoo.<text:line-break/>2016 Software carpentry. LANGEBIO, México. (Asistente)<text:line-break/>2015 Anotación y genome mining RAST y Patric. Argonne National Laboratory.<text:line-break/><text:soft-page-break/>2014 Google summer of code terminado o bien el google summer of code 2018.</text:p>
      <text:h text:style-name="Heading_20_2" text:outline-level="2"><text:bookmark text:name="articulos-publicados"/>Artículos publicados</text:h>
      <text:list xml:id="list4622188357520271673" text:style-name="WWNum1002">
        <text:list-item>
          <text:p text:style-name="P2">Phylogenomic Analysis of Natural Products Biosynthetic Gene Clusters Allows Discovery of Arseno-Organic Metabolites in Model Streptomycetes. Cruz-Morales P, Kopp JF, Martínez-Guerrero C, Yáñez-Guerra LA, Selem-Mojica N, Ramos-Aboites H, Feldmann J, Barona-Gómez F. Genome Biol Evol. 2016 Jul 2;8(6):1906-16. doi: 10.1093/gbe/evw125. <text:a xlink:type="simple" xlink:href="http://gbe.oxfordjournals.org/content/8/6/1906">http://gbe.oxfordjournals.org/content/8/6/1906</text:a></text:p>
        </text:list-item>
        <text:list-item>
          <text:p text:style-name="P2">Actinobacteria phylogenomics, selective isolation from an iron oligotrophic environment and siderophore functional characterization, unveil novel desferrioxamine molecular ecological and functional traits. Pablo Cruz-Morales Hilda E. Ramos-Aboites Cuauhtémoc Licona-Cassani Nelly Selem-Mójica Paulina M. Mejía-Ponce Valeria Souza-Saldívar Francisco Barona-Gómez. FEMS Microbiology Ecology, Volume 93, Issue 9, 1 September 2017, fix086, <text:a xlink:type="simple" xlink:href="https://doi.org/10.1093/femsec/fix086">https://doi.org/10.1093/femsec/fix086</text:a></text:p>
        </text:list-item>
        <text:list-item>
          <text:p text:style-name="P2">Expanding Primary Metabolism Helps Generate the Metabolic Robustness To Facilitate Antibiotic Biosynthesis in Streptomyces. Jana K. Schniete, Pablo Cruz-Morales, Nelly Selem-Mojica, Lorena T. Fernández-Martínez, Iain S. Hunter, Francisco Barona-Gómez, Paul A. Hoskisson. Mbio 2018. <text:a xlink:type="simple" xlink:href="https://doi.org/10.1128/MBIO.02283-17">https://doi.org/10.1128/MBIO.02283-17</text:a></text:p>
        </text:list-item>
      </text:list>
      <text:h text:style-name="Heading_20_2" text:outline-level="2"><text:bookmark text:name="articulos-sometidos"/>Artículos sometidos</text:h>
      <text:list xml:id="list5344045674581811302" text:style-name="WWNum1003">
        <text:list-item>
          <text:p text:style-name="P3">The cycad coralloid root contains a diverse endophytic bacterial community with novel biosynthetic gene clusters unique to its microbiome. Angelica Cibrian Jaramillo, Pablo Cruz-Morales, Antonio Corona-Gomez, Nelly Selem-Mojica, Miguel A. Perez-Farrera, Francisco Barona-Gomez, doi: <text:a xlink:type="simple" xlink:href="https://doi.org/10.1101/121160">https://doi.org/10.1101/121160</text:a></text:p>
        </text:list-item>
        <text:list-item>
          <text:p text:style-name="P3">Typhoid toxins and VirB/D4 plasmids in environmental nontyphoidal Salmonella: a fitness advantage in the bovine host? Enrique Jesús Delgado-Suárez, , Nelly Selem-Mojica, Rocío Ortíz-López, Wondwossen A. Gebreyes, Marc W. Allard, Francisco Barona-Gómez, and María Salud Rubio-Lozano</text:p>
        </text:list-item>
      </text:list>
      <text:h text:style-name="Heading_20_2" text:outline-level="2"><text:bookmark text:name="articulos-en-borrador"/>Artículos en borrador</text:h>
      <text:list xml:id="list722522716384230391" text:style-name="WWNum1004">
        <text:list-item>
          <text:p text:style-name="P4">Evolution of multi-functionality imposes strong canalization of evolutionary trajectories and limits Darwinian evolution. Lianet Noda-García, Ernesto A. Verduzco-Castro, Nelly Sélem-Mojica &amp; Francisco Barona-Gómez</text:p>
        </text:list-item>
        <text:list-item>
          <text:p text:style-name="P4"><text:soft-page-break/>A computational framework for rapid exploration and classification of biosynthetic diversity from large-scale genomic and metabolomic data by Jorge Navaro &amp; Sélem-Mojica Nelly, Cruz-Morales Pablo, Satria A. Kautsar, Neil L. Kelleher, William W. Metcalf, Marnix Medema and Barona-Gomez Francisco</text:p>
        </text:list-item>
        <text:list-item>
          <text:p text:style-name="P4">EvoMining 2.0: A customizable computational pipeline for evolutionary reconstructions during genome mining. Nelly Selem-Mojica, Pablo Cruz-Morales, Christian Eduardo, ..., and Francisco Barona-Gómez</text:p>
        </text:list-item>
        <text:list-item>
          <text:p text:style-name="P4">An exploration of tRNA-utilizing enzymes using EvoMining reveals novel BGCs in Actinobacteria. Paulina M. Mejía-Ponce, César Aguilar, Nelly Selem-Mojica, Hilda E. Ramos-Aboites, Pablo Cruz-Morales and Francisco Barona-Gómez</text:p>
        </text:list-item>
      </text:list>
      <text:h text:style-name="Heading_20_2" text:outline-level="2"><text:bookmark text:name="agradecimientos-recibidos-en-articulos-publicados"/>Agradecimientos recibidos en artículos publicados</text:h>
      <text:list xml:id="list9170203333690922885" text:style-name="WWNum1005">
        <text:list-item>
          <text:p text:style-name="P5">Espinosa-Cantú, A., Ascencio, D., Barona-Gómez, F., &amp; DeLuna, A. (2015). Gene duplication and the evolution of moonlighting proteins. Frontiers in Genetics, 6, 227. <text:a xlink:type="simple" xlink:href="http://doi.org/10.3389/fgene.2015.00227">http://doi.org/10.3389/fgene.2015.00227</text:a></text:p>
        </text:list-item>
        <text:list-item>
          <text:p text:style-name="P5">Ana Lilia Juárez-Vázquez et al (2017) Evolution of substrate specificity in a retained enzyme driven by gene loss. E-life DOI: 10.7554/eLife.22679</text:p>
        </text:list-item>
        <text:list-item>
          <text:p text:style-name="P5">Lianet Noda-García, Ana L. Juárez-Vázquez, María C. Ávila-Arcos, Ernesto A. Verduzco-Castro, Gabriela Montero-Morán, Paul Gaytán, Mauricio Carrillo-Tripp and Francisco Barona-Gómez.Insights into the evolution of enzyme substrate promiscuity after the discovery of <draw:frame draw:style-name="fr1" text:anchor-type="as-char" svg:width="0.352in" svg:height="0.2098in" draw:z-index="0"><draw:object xlink:href="./Object 2" xlink:type="simple" xlink:show="embed" xlink:actuate="onLoad"/><draw:image xlink:href="./ObjectReplacements/Object 2" xlink:type="simple" xlink:show="embed" xlink:actuate="onLoad"/></draw:frame> isomerase evolutionary intermediates from a diverse metagenome. BMC Evolutionary Biology 2015.</text:p>
        </text:list-item>
        <text:list-item>
          <text:p text:style-name="P5">Karina Gutiérrez-García, Adriana Neira-González, Rosa Martha Pérez-Gutiérrez, Giovana Granados-Ramírez, Ramon Zarraga, Kazimierz Wrobel, Francisco Barona-Gómez and Luis B. Flores-Cotera. Phylogenomics of 2,4-Diacetylphloroglucinol-Producing Pseudomonas and Novel Antiglycation Endophytes from Piper auritum. J. Nat. Prod., 2017, 80 (7), pp 1955–1963. DOI: 10.1021/acs.jnatprod.6b00823</text:p>
        </text:list-item>
      </text:list>
      <text:h text:style-name="Heading_20_2" text:outline-level="2"><text:bookmark text:name="tesis"/><text:soft-page-break/>Tesis</text:h>
      <text:h text:style-name="Heading_20_3" text:outline-level="3"><text:bookmark text:name="un-enfoque-integrativo-hacia-la-deteccion-de-divergencia-funcional-enzimatica."/>Un enfoque integrativo hacia la detección de divergencia funcional enzimática.</text:h>
      <text:h text:style-name="Heading_20_3" text:outline-level="3"><text:bookmark text:name="introduccion."/>Introducción.</text:h>
      <text:p text:style-name="Source_20_Code"><text:span text:style-name="Verbatim_20_Char">1. Biológica. Core Genome, relaciones filogenéticas, familias enzimáticas, función, metabolismo secundario, promiscuidad. <text:s/></text:span><text:line-break/><text:span text:style-name="Verbatim_20_Char">2. Informatica. Repetibilidad, open software, Documentación. <text:s text:c="4"/></text:span></text:p>
      <text:h text:style-name="Heading_20_3" text:outline-level="3"><text:bookmark text:name="capitulo-1."/>Capítulo 1.</text:h>
      <text:p text:style-name="First_20_Paragraph">Orthocore: Una plataforma estandarizada para encontrar genes conservados en grupos de genomas procariotes para una adecuada reconstrucción filogenética. (ESPECIES core/pangenomas)<text:line-break/>1.1 El core de Actinomicetes y el pseudocore de micrococcales.</text:p>
      <text:h text:style-name="Heading_20_3" text:outline-level="3"><text:bookmark text:name="capitulo-2"/>Capítulo 2</text:h>
      <text:p text:style-name="First_20_Paragraph">EvoMining: estudio de expansiones de familias enzimáticas en distintos grupos de procariontes mediante el desarrollo de un software portable. (FAMILIAS DE ENZIMAS con miembros divergentes)<text:line-break/>2.1 Actinobacteria<text:line-break/>2.2 Cyanobacteria<text:line-break/>2.3 Archaea<text:line-break/>2.4 Expansiones de Pseudomonas de la familia enzimática TauD<text:line-break/>2.5 Por qué el contexto genómico aportaría al conocimiento de la función enzimática.</text:p>
      <text:h text:style-name="Heading_20_3" text:outline-level="3"><text:bookmark text:name="capitulo-3."/>Capítulo 3.</text:h>
      <text:p text:style-name="First_20_Paragraph">CORASON software portable para el estudio de variantes en el contenido génico de clusters biosintéticos y su relación con la variación metabólica, usando la enzima TauD como caso de estudio. (CLUSTERS DE ENZIMAS)<text:line-break/>3.1 Clusters biosintéticos, concepto de similitud en un cluster<text:line-break/>3.2 Qué es CORASON y cómo CORASON aborda los subclusters utilizando orthocore.<text:line-break/>3.3 Relación con otros programas de análisis de clusters<text:line-break/>3.4 TauD ejemplo de la relación entre la variación del contenido genico de un cluster con la variación en la producción de metabolitos.</text:p>
      <text:h text:style-name="Heading_20_3" text:outline-level="3"><text:bookmark text:name="capitulo-4.-pria-las-expansiones-son-una-marca-que-suele-senalar-divergencia-funcional-pero-no-son-necesarias-para-que-esta-ocurra.-una-enzima-sin-expansiones-pero-con-divergencia-funcional"/><text:soft-page-break/>Capítulo 4. PriA: las expansiones son una marca que suele señalar divergencia funcional, pero no son necesarias para que esta ocurra. (UNA ENZIMA SIN EXPANSIONES PERO CON DIVERGENCIA FUNCIONAL)</text:h>
      <text:p text:style-name="First_20_Paragraph">4.1 PriA es una enzima promiscua no expandida en Actinobacteria.<text:line-break/>4.2 PriA está en distintos contextos genómicos relacionados a sus dos funciones conocidas.<text:line-break/>4.3 Modelado computacional de sustratos alternativos de PriA<text:line-break/>4.4 Análisis de trayectorias Evolutivas de PriA 4.5 Interacción de sustratos de PriA durante la promiscuidad enzimática.<text:line-break/>4.6 Análisis de promiscuidad mediante la medición de flexibilidad conformacional mediante el estudio de residuos covari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Droid Sans Fallback" style:font-size-asian="12pt" style:language-asian="en" style:country-asian="US" style:font-name-complex="Cambria1" style:font-size-complex="12pt" style:language-complex="ar" style:country-complex="SA"/>
    </style:default-style>
    <style:default-style style:family="paragraph">
      <style:paragraph-properties fo:margin-top="0in" fo:margin-bottom="0.139in" style:contextual-spacing="false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Droid Sans Fallback" style:font-size-asian="12pt" style:language-asian="en" style:country-asian="US" style:font-name-complex="Cambria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252in" fo:margin-bottom="0.125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irst_20_Paragraph" style:display-name="First Paragraph" style:family="paragraph" style:parent-style-name="Text_20_body" style:next-style-name="Text_20_body" style:default-outline-level=""/>
    <style:style style:name="Compact" style:family="paragraph" style:parent-style-name="Text_20_body" style:default-outline-level="">
      <style:paragraph-properties fo:margin-top="0.0252in" fo:margin-bottom="0.0252in" style:contextual-spacing="false"/>
    </style:style>
    <style:style style:name="Title" style:family="paragraph" style:parent-style-name="Standard" style:next-style-name="Text_20_body" style:default-outline-level="" style:class="chapter">
      <style:paragraph-properties fo:margin-top="0.3335in" fo:margin-bottom="0.1665in" style:contextual-spacing="false" fo:text-align="center" style:justify-single-word="false" fo:keep-together="always" fo:keep-with-next="always"/>
      <style:text-properties fo:color="#345a8a" style:font-name="Calibri" fo:font-family="Calibri" style:font-family-generic="roman" style:font-pitch="variable" fo:font-size="18pt" fo:font-weight="bold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default-outline-level="" style:class="chapter">
      <style:paragraph-properties fo:margin-top="0.1665in" fo:margin-bottom="0.1665in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Text_20_body" style:default-outline-level="">
      <style:paragraph-properties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 style:default-outline-level="">
      <style:paragraph-properties fo:text-align="center" style:justify-single-word="false" fo:keep-together="always" fo:orphans="2" fo:widows="2" fo:keep-with-next="always" style:writing-mode="lr-tb"/>
    </style:style>
    <style:style style:name="Abstract" style:family="paragraph" style:parent-style-name="Standard" style:next-style-name="Text_20_body" style:default-outline-level="">
      <style:paragraph-properties fo:margin-top="0.2083in" fo:margin-bottom="0.2083in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 style:default-outline-level=""/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45a8a" style:font-name="Calibri" fo:font-family="Calibri" style:font-family-generic="roman" style:font-pitch="variable" fo:font-size="16pt" fo:font-weight="bold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style:font-name="Calibri" fo:font-family="Calibri" style:font-family-generic="roman" style:font-pitch="variable" fo:font-size="16pt" fo:font-weight="bold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style:font-name="Calibri" fo:font-family="Calibri" style:font-family-generic="roman" style:font-pitch="variable" fo:font-size="14pt" fo:font-weight="bold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style:font-name="Calibri" fo:font-family="Calibri" style:font-family-generic="roman" style:font-pitch="variable" fo:font-size="12pt" fo:font-weight="bold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4f81bd" style:font-name="Calibri" fo:font-family="Calibri" style:font-family-generic="roman" style:font-pitch="variable" fo:font-size="12pt" fo:font-style="italic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4f81bd" style:font-name="Calibri" fo:font-family="Calibri" style:font-family-generic="roman" style:font-pitch="variable" fo:font-size="12pt" style:font-size-asian="12pt" style:font-name-complex="F" style:font-family-generic-complex="system" style:font-pitch-complex="variable" style:font-size-complex="12pt"/>
    </style:style>
    <style:style style:name="Block_20_Text" style:display-name="Block Text" style:family="paragraph" style:parent-style-name="Text_20_body" style:next-style-name="Text_20_body" style:default-outline-level="">
      <style:paragraph-properties fo:margin-left="0in" fo:margin-right="0in" fo:margin-top="0.0693in" fo:margin-bottom="0.0693in" style:contextual-spacing="false" fo:text-indent="0in" style:auto-text-indent="false"/>
      <style:text-properties style:font-name="Calibri" fo:font-family="Calibri" style:font-family-generic="roman" style:font-pitch="variable" fo:font-size="10pt" style:font-size-asian="10pt" style:font-name-complex="F" style:font-family-generic-complex="system" style:font-pitch-complex="variable" style:font-size-complex="10pt" style:font-weight-complex="bold"/>
    </style:style>
    <style:style style:name="Footnote" style:family="paragraph" style:parent-style-name="Standard" style:default-outline-level="" style:class="extra"/>
    <style:style style:name="Definition_20_Term" style:display-name="Definition Term" style:family="paragraph" style:parent-style-name="Standard" style:default-outline-level="">
      <style:paragraph-properties fo:margin-top="0in" fo:margin-bottom="0in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 style:default-outline-level=""/>
    <style:style style:name="Table_20_Caption" style:display-name="Table Caption" style:family="paragraph" style:parent-style-name="Caption" style:default-outline-level="">
      <style:paragraph-properties fo:keep-with-next="always"/>
    </style:style>
    <style:style style:name="Image_20_Caption" style:display-name="Image Caption" style:family="paragraph" style:parent-style-name="Caption" style:default-outline-level=""/>
    <style:style style:name="Figure" style:family="paragraph" style:parent-style-name="Standard" style:default-outline-level=""/>
    <style:style style:name="Figure_20_with_20_Caption" style:display-name="Figure with Caption" style:family="paragraph" style:parent-style-name="Figure" style:default-outline-level="">
      <style:paragraph-properties fo:keep-with-next="always"/>
    </style:style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1665in" fo:margin-bottom="0in" style:contextual-spacing="false" fo:line-height="107%"/>
      <style:text-properties fo:color="#365f91" style:font-name="Calibri" fo:font-family="Calibri" style:font-family-generic="roman" style:font-pitch="variable" fo:font-weight="normal" style:font-weight-asian="normal" style:font-name-complex="F" style:font-family-generic-complex="system" style:font-pitch-complex="variable" style:font-weight-complex="normal"/>
    </style:style>
    <style:style style:name="Source_20_Code" style:display-name="Source Code" style:family="paragraph" style:parent-style-name="Standard" style:default-outline-level="">
      <style:paragraph-properties fo:background-color="#f8f8f8">
        <style:background-image/>
      </style:paragraph-properties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Footnote_20_anchor" style:display-name="Footnote anchor" style:family="text" style:parent-style-name="Body_20_Text_20_Char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wordTok" style:family="text" style:parent-style-name="Verbatim_20_Char">
      <style:text-properties fo:color="#204a87" fo:background-color="#f8f8f8"/>
    </style:style>
    <style:style style:name="DataTypeTok" style:family="text" style:parent-style-name="Verbatim_20_Char">
      <style:text-properties fo:color="#204a87" fo:background-color="#f8f8f8"/>
    </style:style>
    <style:style style:name="DecValTok" style:family="text" style:parent-style-name="Verbatim_20_Char">
      <style:text-properties fo:color="#0000cf" fo:background-color="#f8f8f8"/>
    </style:style>
    <style:style style:name="BaseNTok" style:family="text" style:parent-style-name="Verbatim_20_Char">
      <style:text-properties fo:color="#0000cf" fo:background-color="#f8f8f8"/>
    </style:style>
    <style:style style:name="FloatTok" style:family="text" style:parent-style-name="Verbatim_20_Char">
      <style:text-properties fo:color="#0000cf" fo:background-color="#f8f8f8"/>
    </style:style>
    <style:style style:name="ConstantTok" style:family="text" style:parent-style-name="Verbatim_20_Char">
      <style:text-properties fo:color="#000000" fo:background-color="#f8f8f8"/>
    </style:style>
    <style:style style:name="CharTok" style:family="text" style:parent-style-name="Verbatim_20_Char">
      <style:text-properties fo:color="#4e9a06" fo:background-color="#f8f8f8"/>
    </style:style>
    <style:style style:name="SpecialCharTok" style:family="text" style:parent-style-name="Verbatim_20_Char">
      <style:text-properties fo:color="#000000" fo:background-color="#f8f8f8"/>
    </style:style>
    <style:style style:name="StringTok" style:family="text" style:parent-style-name="Verbatim_20_Char">
      <style:text-properties fo:color="#4e9a06" fo:background-color="#f8f8f8"/>
    </style:style>
    <style:style style:name="VerbatimStringTok" style:family="text" style:parent-style-name="Verbatim_20_Char">
      <style:text-properties fo:color="#4e9a06" fo:background-color="#f8f8f8"/>
    </style:style>
    <style:style style:name="SpecialStringTok" style:family="text" style:parent-style-name="Verbatim_20_Char">
      <style:text-properties fo:color="#4e9a06" fo:background-color="#f8f8f8"/>
    </style:style>
    <style:style style:name="ImportTok" style:family="text" style:parent-style-name="Verbatim_20_Char">
      <style:text-properties fo:background-color="#f8f8f8"/>
    </style:style>
    <style:style style:name="CommentTok" style:family="text" style:parent-style-name="Verbatim_20_Char">
      <style:text-properties fo:color="#8f5902" fo:font-style="italic" fo:background-color="#f8f8f8" style:font-style-asian="italic"/>
    </style:style>
    <style:style style:name="DocumentationTok" style:family="text" style:parent-style-name="Verbatim_20_Char">
      <style:text-properties fo:color="#8f5902" fo:font-style="italic" fo:background-color="#f8f8f8" style:font-style-asian="italic"/>
    </style:style>
    <style:style style:name="AnnotationTok" style:family="text" style:parent-style-name="Verbatim_20_Char">
      <style:text-properties fo:color="#8f5902" fo:font-style="italic" fo:background-color="#f8f8f8" style:font-style-asian="italic"/>
    </style:style>
    <style:style style:name="CommentVarTok" style:family="text" style:parent-style-name="Verbatim_20_Char">
      <style:text-properties fo:color="#8f5902" fo:font-style="italic" fo:background-color="#f8f8f8" style:font-style-asian="italic"/>
    </style:style>
    <style:style style:name="OtherTok" style:family="text" style:parent-style-name="Verbatim_20_Char">
      <style:text-properties fo:color="#8f5902" fo:background-color="#f8f8f8"/>
    </style:style>
    <style:style style:name="FunctionTok" style:family="text" style:parent-style-name="Verbatim_20_Char">
      <style:text-properties fo:color="#000000" fo:background-color="#f8f8f8"/>
    </style:style>
    <style:style style:name="VariableTok" style:family="text" style:parent-style-name="Verbatim_20_Char">
      <style:text-properties fo:color="#000000" fo:background-color="#f8f8f8"/>
    </style:style>
    <style:style style:name="ControlFlowTok" style:family="text" style:parent-style-name="Verbatim_20_Char">
      <style:text-properties fo:color="#204a87" fo:background-color="#f8f8f8"/>
    </style:style>
    <style:style style:name="OperatorTok" style:family="text" style:parent-style-name="Verbatim_20_Char">
      <style:text-properties fo:color="#ce5c00" fo:background-color="#f8f8f8"/>
    </style:style>
    <style:style style:name="BuiltInTok" style:family="text" style:parent-style-name="Verbatim_20_Char">
      <style:text-properties fo:background-color="#f8f8f8"/>
    </style:style>
    <style:style style:name="ExtensionTok" style:family="text" style:parent-style-name="Verbatim_20_Char">
      <style:text-properties fo:background-color="#f8f8f8"/>
    </style:style>
    <style:style style:name="PreprocessorTok" style:family="text" style:parent-style-name="Verbatim_20_Char">
      <style:text-properties fo:color="#8f5902" fo:font-style="italic" fo:background-color="#f8f8f8" style:font-style-asian="italic"/>
    </style:style>
    <style:style style:name="AttributeTok" style:family="text" style:parent-style-name="Verbatim_20_Char">
      <style:text-properties fo:color="#c4a000" fo:background-color="#f8f8f8"/>
    </style:style>
    <style:style style:name="RegionMarkerTok" style:family="text" style:parent-style-name="Verbatim_20_Char">
      <style:text-properties fo:background-color="#f8f8f8"/>
    </style:style>
    <style:style style:name="InformationTok" style:family="text" style:parent-style-name="Verbatim_20_Char">
      <style:text-properties fo:color="#8f5902" fo:font-style="italic" fo:background-color="#f8f8f8" style:font-style-asian="italic"/>
    </style:style>
    <style:style style:name="WarningTok" style:family="text" style:parent-style-name="Verbatim_20_Char">
      <style:text-properties fo:color="#8f5902" fo:font-style="italic" fo:background-color="#f8f8f8" style:font-style-asian="italic"/>
    </style:style>
    <style:style style:name="AlertTok" style:family="text" style:parent-style-name="Verbatim_20_Char">
      <style:text-properties fo:color="#ef2929" fo:background-color="#f8f8f8"/>
    </style:style>
    <style:style style:name="ErrorTok" style:family="text" style:parent-style-name="Verbatim_20_Char">
      <style:text-properties fo:color="#a40000" fo:background-color="#f8f8f8"/>
    </style:style>
    <style:style style:name="NormalTok" style:family="text" style:parent-style-name="Verbatim_20_Char">
      <style:text-properties fo:background-color="#f8f8f8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 " text:bullet-char=" 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style:num-suffix=" " text:bullet-char=" 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style:num-suffix=" " text:bullet-char=" 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style:num-suffix=" " text:bullet-char=" 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style:num-suffix=" " text:bullet-char=" 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style:num-suffix=" " text:bullet-char=" 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style:num-suffix=" " text:bullet-char=" 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0">
      <text:list-level-style-bullet text:level="1" style:num-suffix=" " text:bullet-char=" 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style:num-suffix=" " text:bullet-char=" 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style:num-suffix=" " text:bullet-char=" 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style:num-suffix=" " text:bullet-char=" 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style:num-suffix=" " text:bullet-char=" 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style:num-suffix=" " text:bullet-char=" 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style:num-suffix=" " text:bullet-char=" 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2">
      <text:list-level-style-number text:level="1" style:num-format="1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335in" fo:margin-left="0.833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3335in" fo:margin-left="1.833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3335in" fo:margin-left="2.833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3335in" fo:margin-left="3.333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3">
      <text:list-level-style-number text:level="1" style:num-format="1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335in" fo:margin-left="0.833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3335in" fo:margin-left="1.833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3335in" fo:margin-left="2.833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3335in" fo:margin-left="3.333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4">
      <text:list-level-style-number text:level="1" style:num-format="1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335in" fo:margin-left="0.833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3335in" fo:margin-left="1.833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3335in" fo:margin-left="2.833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3335in" fo:margin-left="3.333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9:27:18</meta:creation-date>
    <dc:date>2018-02-21T13:31:11.999621671</dc:date>
    <meta:generator>LibreOffice/4.2.8.2$Linux_X86_64 LibreOffice_project/420m0$Build-2</meta:generator>
    <meta:editing-duration>PT6S</meta:editing-duration>
    <meta:document-statistic meta:table-count="0" meta:image-count="0" meta:object-count="1" meta:page-count="7" meta:paragraph-count="62" meta:word-count="1383" meta:character-count="10615" meta:non-whitespace-character-count="931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row>
      <mi>β</mi>
      <msub>
        <mi>α</mi>
        <mn>8</mn>
      </msub>
    </mrow>
    <annotation encoding="StarMath 5.0">β {α} rsub {8}</annotation>
  </semantics>
</math>
</file>